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3" style:family="graphic" style:parent-style-name="standard">
      <style:graphic-properties draw:stroke="dash" draw:stroke-dash="Long_20_Dot" draw:fill="none" draw:textarea-horizontal-align="justify" draw:textarea-vertical-align="middle" draw:auto-grow-height="false" fo:min-height="0.703cm" fo:min-width="0.453cm"/>
    </style:style>
    <style:style style:name="gr4" style:family="graphic" style:parent-style-name="standard">
      <style:graphic-properties draw:stroke="solid" draw:stroke-dash="Long_20_Dot" svg:stroke-color="#127622" draw:fill="solid" draw:fill-color="#95d8b9" draw:opacity="42%" draw:textarea-horizontal-align="justify" draw:textarea-vertical-align="middle" draw:auto-grow-height="false" fo:min-height="0.703cm" fo:min-width="0.453cm"/>
    </style:style>
    <style:style style:name="gr5" style:family="graphic" style:parent-style-name="standard">
      <style:graphic-properties draw:stroke="solid" draw:stroke-dash="Long_20_Dot" draw:fill="none" draw:textarea-horizontal-align="justify" draw:textarea-vertical-align="middle" draw:auto-grow-height="false" fo:min-height="0.703cm" fo:min-width="0.453cm"/>
    </style:style>
    <style:style style:name="gr6" style:family="graphic" style:parent-style-name="standard">
      <style:graphic-properties draw:stroke="none" svg:stroke-color="#000000" draw:fill="none" draw:fill-color="#ffffff" fo:min-height="0.0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95d8b9" draw:opacity="42%"/>
      <style:paragraph-properties fo:text-align="center"/>
    </style:style>
    <style:style style:name="P4" style:family="paragraph">
      <style:text-properties fo:font-size="7pt" style:font-size-asian="6pt" style:font-size-complex="6pt"/>
    </style:style>
    <style:style style:name="P5" style:family="paragraph">
      <loext:graphic-properties draw:fill="none" draw:fill-color="#ffffff"/>
      <style:text-properties fo:font-size="7pt" style:font-size-asian="6pt" style:font-size-complex="6pt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557cm" svg:y1="11.16cm" svg:x2="16.557cm" svg:y2="15.287cm">
          <text:p/>
        </draw:line>
        <draw:line draw:style-name="gr1" draw:text-style-name="P1" draw:layer="layout" svg:x1="16.24cm" svg:y1="11.157cm" svg:x2="16.875cm" svg:y2="11.157cm">
          <text:p/>
        </draw:line>
        <draw:line draw:style-name="gr1" draw:text-style-name="P1" draw:layer="layout" svg:x1="16.241cm" svg:y1="15.257cm" svg:x2="16.876cm" svg:y2="15.257cm">
          <text:p/>
        </draw:line>
        <draw:frame draw:style-name="gr2" draw:text-style-name="P2" draw:layer="layout" svg:width="2.54cm" svg:height="0.962cm" svg:x="17.192cm" svg:y="11.357cm">
          <draw:text-box>
            <text:p>TOP</text:p>
          </draw:text-box>
        </draw:frame>
        <draw:custom-shape draw:style-name="gr3" draw:text-style-name="P1" draw:layer="layout" svg:width="0.953cm" svg:height="0.953cm" svg:x="6.857cm" svg:y="14.2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3cm" svg:height="0.953cm" svg:x="8.157cm" svg:y="14.2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53cm" svg:height="0.953cm" svg:x="9.457cm" svg:y="14.2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53cm" svg:height="0.953cm" svg:x="10.757cm" svg:y="14.2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53cm" svg:height="0.953cm" svg:x="12.057cm" svg:y="14.2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53cm" svg:height="0.953cm" svg:x="14.657cm" svg:y="14.2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53cm" svg:height="0.953cm" svg:x="10.757cm" svg:y="13.2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3cm" svg:height="0.953cm" svg:x="9.457cm" svg:y="13.2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3cm" svg:height="0.953cm" svg:x="10.757cm" svg:y="12.2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3cm" svg:height="0.953cm" svg:x="12.057cm" svg:y="13.24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54cm" svg:height="0.635cm" draw:transform="rotate (0.868475835792378) translate (5.88cm 16.782cm)">
          <draw:text-box>
            <text:p text:style-name="P4">MaxStack vacía</text:p>
          </draw:text-box>
        </draw:frame>
        <draw:frame draw:style-name="gr2" draw:text-style-name="P5" draw:layer="layout" svg:width="2.54cm" svg:height="0.801cm" draw:transform="rotate (0.868475835792378) translate (7.445cm 16.627cm)">
          <draw:text-box>
            <text:p text:style-name="P4">Inserción de 3, nuevo máximo</text:p>
          </draw:text-box>
        </draw:frame>
        <draw:frame draw:style-name="gr2" draw:text-style-name="P5" draw:layer="layout" svg:width="2.54cm" svg:height="0.801cm" draw:transform="rotate (0.868475835792378) translate (8.845cm 16.627cm)">
          <draw:text-box>
            <text:p text:style-name="P4">Inserción de 2, mismo máximo</text:p>
          </draw:text-box>
        </draw:frame>
        <draw:frame draw:style-name="gr2" draw:text-style-name="P5" draw:layer="layout" svg:width="2.54cm" svg:height="0.801cm" draw:transform="rotate (0.868475835792378) translate (10.145cm 16.627cm)">
          <draw:text-box>
            <text:p text:style-name="P4">Inserción de 1, mismo máximo</text:p>
          </draw:text-box>
        </draw:frame>
        <draw:frame draw:style-name="gr2" draw:text-style-name="P5" draw:layer="layout" svg:width="2.54cm" svg:height="0.801cm" draw:transform="rotate (0.868475835792378) translate (11.325cm 16.561cm)">
          <draw:text-box>
            <text:p text:style-name="P4">Sacada de 1, mismo máximo</text:p>
          </draw:text-box>
        </draw:frame>
        <draw:frame draw:style-name="gr2" draw:text-style-name="P5" draw:layer="layout" svg:width="2.54cm" svg:height="0.801cm" draw:transform="rotate (0.868475835792378) translate (12.645cm 16.528cm)">
          <draw:text-box>
            <text:p text:style-name="P4">Sacada de 2, mismo máximo</text:p>
          </draw:text-box>
        </draw:frame>
        <draw:frame draw:style-name="gr2" draw:text-style-name="P5" draw:layer="layout" svg:width="2.54cm" svg:height="0.635cm" draw:transform="rotate (0.868475835792378) translate (13.845cm 16.728cm)">
          <draw:text-box>
            <text:p text:style-name="P4">MaxStack vacía</text:p>
          </draw:text-box>
        </draw:frame>
        <draw:frame draw:style-name="gr6" draw:text-style-name="P7" draw:layer="layout" svg:width="0.952cm" svg:height="0.569cm" svg:x="8.175cm" svg:y="14.432cm">
          <draw:text-box>
            <text:p text:style-name="P6"><text:span text:style-name="T1">3|3</text:span></text:p>
          </draw:text-box>
        </draw:frame>
        <draw:frame draw:style-name="gr6" draw:text-style-name="P7" draw:layer="layout" svg:width="0.952cm" svg:height="0.569cm" svg:x="9.475cm" svg:y="14.433cm">
          <draw:text-box>
            <text:p text:style-name="P6"><text:span text:style-name="T1">3|3</text:span></text:p>
          </draw:text-box>
        </draw:frame>
        <draw:frame draw:style-name="gr6" draw:text-style-name="P7" draw:layer="layout" svg:width="0.952cm" svg:height="0.569cm" svg:x="10.775cm" svg:y="14.433cm">
          <draw:text-box>
            <text:p text:style-name="P6"><text:span text:style-name="T1">3|3</text:span></text:p>
          </draw:text-box>
        </draw:frame>
        <draw:frame draw:style-name="gr6" draw:text-style-name="P7" draw:layer="layout" svg:width="0.952cm" svg:height="0.569cm" svg:x="12.075cm" svg:y="14.433cm">
          <draw:text-box>
            <text:p text:style-name="P6"><text:span text:style-name="T1">3|3</text:span></text:p>
          </draw:text-box>
        </draw:frame>
        <draw:frame draw:style-name="gr6" draw:text-style-name="P7" draw:layer="layout" svg:width="0.952cm" svg:height="0.569cm" svg:x="9.475cm" svg:y="13.434cm">
          <draw:text-box>
            <text:p text:style-name="P6"><text:span text:style-name="T1">2|3</text:span></text:p>
          </draw:text-box>
        </draw:frame>
        <draw:frame draw:style-name="gr6" draw:text-style-name="P7" draw:layer="layout" svg:width="0.952cm" svg:height="0.569cm" svg:x="10.775cm" svg:y="13.435cm">
          <draw:text-box>
            <text:p text:style-name="P6"><text:span text:style-name="T1">2|3</text:span></text:p>
          </draw:text-box>
        </draw:frame>
        <draw:frame draw:style-name="gr6" draw:text-style-name="P7" draw:layer="layout" svg:width="0.952cm" svg:height="0.569cm" svg:x="12.075cm" svg:y="13.436cm">
          <draw:text-box>
            <text:p text:style-name="P6"><text:span text:style-name="T1">2|3</text:span></text:p>
          </draw:text-box>
        </draw:frame>
        <draw:frame draw:style-name="gr6" draw:text-style-name="P7" draw:layer="layout" svg:width="0.952cm" svg:height="0.569cm" svg:x="10.775cm" svg:y="12.436cm">
          <draw:text-box>
            <text:p text:style-name="P6"><text:span text:style-name="T1">1|3</text:span></text:p>
          </draw:text-box>
        </draw:frame>
        <draw:custom-shape draw:style-name="gr4" draw:text-style-name="P3" draw:layer="layout" svg:width="0.953cm" svg:height="0.953cm" svg:x="13.357cm" svg:y="14.247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952cm" svg:height="0.569cm" svg:x="13.375cm" svg:y="14.434cm">
          <draw:text-box>
            <text:p text:style-name="P6"><text:span text:style-name="T1">3|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8T19:45:10.162900918</meta:creation-date>
    <dc:date>2021-11-08T20:06:24.952032830</dc:date>
    <meta:editing-duration>PT34S</meta:editing-duration>
    <meta:editing-cycles>1</meta:editing-cycles>
    <meta:document-statistic meta:object-count="31"/>
    <meta:generator>LibreOffice/7.1.4.2$Linux_X86_64 LibreOffice_project/a529a4fab45b75fefc5b6226684193eb000654f6</meta:generator>
  </office:meta>
</office:document-meta>
</file>